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1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18.84mm"/>
    </style:style>
    <style:style style:name="co5" style:family="table-column">
      <style:table-column-properties fo:break-before="auto" style:column-width="21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Zbiór uczący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Zbiór weryfikujący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Rząd dynamiki</text:p>
          </table:table-cell>
          <table:table-cell table:style-name="ce5" office:value-type="string" calcext:value-type="string">
            <text:p>ARX</text:p>
          </table:table-cell>
          <table:table-cell table:style-name="ce5" office:value-type="string" calcext:value-type="string">
            <text:p>OE</text:p>
          </table:table-cell>
          <table:table-cell table:style-name="ce5" office:value-type="string" calcext:value-type="string">
            <text:p>ARX</text:p>
          </table:table-cell>
          <table:table-cell table:style-name="ce5" office:value-type="string" calcext:value-type="string">
            <text:p>O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1428" calcext:value-type="float">
            <text:p>2,1428</text:p>
          </table:table-cell>
          <table:table-cell office:value-type="float" office:value="307.7454" calcext:value-type="float">
            <text:p>307,7454</text:p>
          </table:table-cell>
          <table:table-cell office:value-type="float" office:value="8.9105" calcext:value-type="float">
            <text:p>8,9105</text:p>
          </table:table-cell>
          <table:table-cell office:value-type="float" office:value="2131.3" calcext:value-type="float">
            <text:p>2131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28" calcext:value-type="float">
            <text:p>0,2828</text:p>
          </table:table-cell>
          <table:table-cell office:value-type="float" office:value="251.157" calcext:value-type="float">
            <text:p>251,157</text:p>
          </table:table-cell>
          <table:table-cell office:value-type="float" office:value="0.8846" calcext:value-type="float">
            <text:p>0,8846</text:p>
          </table:table-cell>
          <table:table-cell office:value-type="float" office:value="1972.3" calcext:value-type="float">
            <text:p>197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29" calcext:value-type="float">
            <text:p>0,2429</text:p>
          </table:table-cell>
          <table:table-cell office:value-type="float" office:value="257.0699" calcext:value-type="float">
            <text:p>257,0699</text:p>
          </table:table-cell>
          <table:table-cell office:value-type="float" office:value="0.5672" calcext:value-type="float">
            <text:p>0,5672</text:p>
          </table:table-cell>
          <table:table-cell office:value-type="float" office:value="1982.4" calcext:value-type="float">
            <text:p>1982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16:52:15.14534036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58:30.839702467</meta:creation-date>
    <dc:date>2018-06-13T22:03:24.666118192</dc:date>
    <meta:editing-duration>PT5H23S</meta:editing-duration>
    <meta:editing-cycles>6</meta:editing-cycles>
    <meta:generator>LibreOffice/5.1.6.2$Linux_X86_64 LibreOffice_project/10m0$Build-2</meta:generator>
    <meta:document-statistic meta:table-count="1" meta:cell-count="22" meta:object-count="0"/>
  </office:meta>
</office:document-meta>
</file>